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1.0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ash" table:style-name="ta1" table:print="false">
        <table:table-column table:style-name="co1" table:default-cell-style-name="Default"/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 table:number-columns-repeated="7"/>
          <table:table-cell office:value-type="string">
            <text:p>C0</text:p>
          </table:table-cell>
          <table:table-cell office:value-type="float" office:value="2.21818">
            <text:p>2.21818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C1</text:p>
          </table:table-cell>
          <table:table-cell table:style-name="ce2" office:value-type="float" office:value="-0.000200606">
            <text:p>-2.01E-004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C2</text:p>
          </table:table-cell>
          <table:table-cell table:style-name="ce2" office:value-type="float" office:value="0.00000000787878">
            <text:p>7.88E-009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C</text:p>
          </table:table-cell>
          <table:table-cell table:style-name="ce2" office:value-type="float" office:value="0.000000008">
            <text:p>8.00E-009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O(1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formula="of:=[.D9]*[.D9]"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formula="of:=[.$I$3] + [.$I$4] * [.D9] + [.$I$5] * [.E9]" office:value-type="float" office:value="0.999998">
            <text:p>0.999998</text:p>
          </table:table-cell>
          <table:table-cell table:formula="of:=[.G9]-[.F9]" office:value-type="float" office:value="-0.00000200000000039058">
            <text:p>-0.000002</text:p>
          </table:table-cell>
          <table:table-cell table:formula="of:=1*[.$I$6]" office:value-type="float" office:value="0.000000008">
            <text:p>0.000000008</text:p>
          </table:table-cell>
          <table:table-cell table:formula="of:=[.G9] - [.I9]" office:value-type="float" office:value="0.999997992">
            <text:p>0.99999799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table:formula="of:=[.D10]*[.D10]" office:value-type="float" office:value="225000000">
            <text:p>225000000</text:p>
          </table:table-cell>
          <table:table-cell office:value-type="float" office:value="1">
            <text:p>1</text:p>
          </table:table-cell>
          <table:table-cell table:formula="of:=[.$I$3] + [.$I$4] * [.D10] + [.$I$5] * [.E10]" office:value-type="float" office:value="0.9818155">
            <text:p>0.9818155</text:p>
          </table:table-cell>
          <table:table-cell table:formula="of:=[.G10]-[.F10]" office:value-type="float" office:value="-0.0181845000000003">
            <text:p>-0.0181845</text:p>
          </table:table-cell>
          <table:table-cell table:formula="of:=1*[.$I$6]" office:value-type="float" office:value="0.000000008">
            <text:p>0.000000008</text:p>
          </table:table-cell>
          <table:table-cell table:formula="of:=[.G10] - [.I10]" office:value-type="float" office:value="0.981815492">
            <text:p>0.98181549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table:formula="of:=[.D11]*[.D11]" office:value-type="float" office:value="400000000">
            <text:p>400000000</text:p>
          </table:table-cell>
          <table:table-cell office:value-type="float" office:value="1">
            <text:p>1</text:p>
          </table:table-cell>
          <table:table-cell table:formula="of:=[.$I$3] + [.$I$4] * [.D11] + [.$I$5] * [.E11]" office:value-type="float" office:value="1.357572">
            <text:p>1.357572</text:p>
          </table:table-cell>
          <table:table-cell table:formula="of:=[.G11]-[.F11]" office:value-type="float" office:value="0.357571999999999">
            <text:p>0.357572</text:p>
          </table:table-cell>
          <table:table-cell table:formula="of:=1*[.$I$6]" office:value-type="float" office:value="0.000000008">
            <text:p>0.000000008</text:p>
          </table:table-cell>
          <table:table-cell table:formula="of:=[.G11] - [.I11]" office:value-type="float" office:value="1.357571992">
            <text:p>1.35757199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table:formula="of:=[.D12]*[.D12]" office:value-type="float" office:value="625000000">
            <text:p>625000000</text:p>
          </table:table-cell>
          <table:table-cell office:value-type="float" office:value="2">
            <text:p>2</text:p>
          </table:table-cell>
          <table:table-cell table:formula="of:=[.$I$3] + [.$I$4] * [.D12] + [.$I$5] * [.E12]" office:value-type="float" office:value="2.1272675">
            <text:p>2.1272675</text:p>
          </table:table-cell>
          <table:table-cell table:formula="of:=[.G12]-[.F12]" office:value-type="float" office:value="0.1272675">
            <text:p>0.1272675</text:p>
          </table:table-cell>
          <table:table-cell table:formula="of:=1*[.$I$6]" office:value-type="float" office:value="0.000000008">
            <text:p>0.000000008</text:p>
          </table:table-cell>
          <table:table-cell table:formula="of:=[.G12] - [.I12]" office:value-type="float" office:value="2.127267492">
            <text:p>2.12726749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table:formula="of:=[.D13]*[.D13]" office:value-type="float" office:value="900000000">
            <text:p>900000000</text:p>
          </table:table-cell>
          <table:table-cell office:value-type="float" office:value="4">
            <text:p>4</text:p>
          </table:table-cell>
          <table:table-cell table:formula="of:=[.$I$3] + [.$I$4] * [.D13] + [.$I$5] * [.E13]" office:value-type="float" office:value="3.290902">
            <text:p>3.290902</text:p>
          </table:table-cell>
          <table:table-cell table:formula="of:=[.G13]-[.F13]" office:value-type="float" office:value="-0.709098">
            <text:p>-0.709098</text:p>
          </table:table-cell>
          <table:table-cell table:formula="of:=1*[.$I$6]" office:value-type="float" office:value="0.000000008">
            <text:p>0.000000008</text:p>
          </table:table-cell>
          <table:table-cell table:formula="of:=[.G13] - [.I13]" office:value-type="float" office:value="3.290901992">
            <text:p>3.29090199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5000">
            <text:p>35000</text:p>
          </table:table-cell>
          <table:table-cell table:formula="of:=[.D14]*[.D14]" office:value-type="float" office:value="1225000000">
            <text:p>1225000000</text:p>
          </table:table-cell>
          <table:table-cell office:value-type="float" office:value="5">
            <text:p>5</text:p>
          </table:table-cell>
          <table:table-cell table:formula="of:=[.$I$3] + [.$I$4] * [.D14] + [.$I$5] * [.E14]" office:value-type="float" office:value="4.8484755">
            <text:p>4.8484755</text:p>
          </table:table-cell>
          <table:table-cell table:formula="of:=[.G14]-[.F14]" office:value-type="float" office:value="-0.151524499999999">
            <text:p>-0.1515245</text:p>
          </table:table-cell>
          <table:table-cell table:formula="of:=1*[.$I$6]" office:value-type="float" office:value="0.000000008">
            <text:p>0.000000008</text:p>
          </table:table-cell>
          <table:table-cell table:formula="of:=[.G14] - [.I14]" office:value-type="float" office:value="4.848475492">
            <text:p>4.84847549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table:formula="of:=[.D15]*[.D15]" office:value-type="float" office:value="1600000000">
            <text:p>1600000000</text:p>
          </table:table-cell>
          <table:table-cell office:value-type="float" office:value="7">
            <text:p>7</text:p>
          </table:table-cell>
          <table:table-cell table:formula="of:=[.$I$3] + [.$I$4] * [.D15] + [.$I$5] * [.E15]" office:value-type="float" office:value="6.799988">
            <text:p>6.799988</text:p>
          </table:table-cell>
          <table:table-cell table:formula="of:=[.G15]-[.F15]" office:value-type="float" office:value="-0.200012000000001">
            <text:p>-0.200012</text:p>
          </table:table-cell>
          <table:table-cell table:formula="of:=1*[.$I$6]" office:value-type="float" office:value="0.000000008">
            <text:p>0.000000008</text:p>
          </table:table-cell>
          <table:table-cell table:formula="of:=[.G15] - [.I15]" office:value-type="float" office:value="6.799987992">
            <text:p>6.79998799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5000">
            <text:p>45000</text:p>
          </table:table-cell>
          <table:table-cell table:formula="of:=[.D16]*[.D16]" office:value-type="float" office:value="2025000000">
            <text:p>2025000000</text:p>
          </table:table-cell>
          <table:table-cell office:value-type="float" office:value="9">
            <text:p>9</text:p>
          </table:table-cell>
          <table:table-cell table:formula="of:=[.$I$3] + [.$I$4] * [.D16] + [.$I$5] * [.E16]" office:value-type="float" office:value="9.1454395">
            <text:p>9.1454395</text:p>
          </table:table-cell>
          <table:table-cell table:formula="of:=[.G16]-[.F16]" office:value-type="float" office:value="0.1454395">
            <text:p>0.1454395</text:p>
          </table:table-cell>
          <table:table-cell table:formula="of:=1*[.$I$6]" office:value-type="float" office:value="0.000000008">
            <text:p>0.000000008</text:p>
          </table:table-cell>
          <table:table-cell table:formula="of:=[.G16] - [.I16]" office:value-type="float" office:value="9.145439492">
            <text:p>9.14543949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table:formula="of:=[.D17]*[.D17]" office:value-type="float" office:value="2500000000">
            <text:p>2500000000</text:p>
          </table:table-cell>
          <table:table-cell office:value-type="float" office:value="11">
            <text:p>11</text:p>
          </table:table-cell>
          <table:table-cell table:formula="of:=[.$I$3] + [.$I$4] * [.D17] + [.$I$5] * [.E17]" office:value-type="float" office:value="11.88483">
            <text:p>11.88483</text:p>
          </table:table-cell>
          <table:table-cell table:formula="of:=[.G17]-[.F17]" office:value-type="float" office:value="0.884830000000001">
            <text:p>0.88483</text:p>
          </table:table-cell>
          <table:table-cell table:formula="of:=1*[.$I$6]" office:value-type="float" office:value="0.000000008">
            <text:p>0.000000008</text:p>
          </table:table-cell>
          <table:table-cell table:formula="of:=[.G17] - [.I17]" office:value-type="float" office:value="11.884829992">
            <text:p>11.88482999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5000">
            <text:p>55000</text:p>
          </table:table-cell>
          <table:table-cell table:formula="of:=[.D18]*[.D18]" office:value-type="float" office:value="3025000000">
            <text:p>3025000000</text:p>
          </table:table-cell>
          <table:table-cell office:value-type="float" office:value="15">
            <text:p>15</text:p>
          </table:table-cell>
          <table:table-cell table:formula="of:=[.$I$3] + [.$I$4] * [.D18] + [.$I$5] * [.E18]" office:value-type="float" office:value="15.0181595">
            <text:p>15.0181595</text:p>
          </table:table-cell>
          <table:table-cell table:formula="of:=[.G18]-[.F18]" office:value-type="float" office:value="0.0181594999999977">
            <text:p>0.0181595</text:p>
          </table:table-cell>
          <table:table-cell table:formula="of:=1*[.$I$6]" office:value-type="float" office:value="0.000000008">
            <text:p>0.000000008</text:p>
          </table:table-cell>
          <table:table-cell table:formula="of:=[.G18] - [.I18]" office:value-type="float" office:value="15.018159492">
            <text:p>15.018159492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0000">
            <text:p>60000</text:p>
          </table:table-cell>
          <table:table-cell table:formula="of:=[.D19]*[.D19]" office:value-type="float" office:value="3600000000">
            <text:p>3600000000</text:p>
          </table:table-cell>
          <table:table-cell office:value-type="float" office:value="19">
            <text:p>19</text:p>
          </table:table-cell>
          <table:table-cell table:formula="of:=[.$I$3] + [.$I$4] * [.D19] + [.$I$5] * [.E19]" office:value-type="float" office:value="18.545428">
            <text:p>18.545428</text:p>
          </table:table-cell>
          <table:table-cell table:formula="of:=[.G19]-[.F19]" office:value-type="float" office:value="-0.454571999999999">
            <text:p>-0.454572</text:p>
          </table:table-cell>
          <table:table-cell table:formula="of:=1*[.$I$6]" office:value-type="float" office:value="0.000000008">
            <text:p>0.000000008</text:p>
          </table:table-cell>
          <table:table-cell table:formula="of:=[.G19] - [.I19]" office:value-type="float" office:value="18.545427992">
            <text:p>18.545427992</text:p>
          </table:table-cell>
        </table:table-row>
        <table:table-row table:style-name="ro2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Default"/>
          <table:table-cell table:style-name="Default">
            <draw:frame table:end-cell-address="Hash.J42" table:end-x="0.1154in" table:end-y="0.0264in" draw:z-index="0" draw:style-name="gr1" draw:text-style-name="P1" svg:width="6.7154in" svg:height="3.5429in" svg:x="0.0398in" svg:y="0.0394in">
              <draw:object draw:notify-on-update-of-ranges="Hash.D9:Hash.D19 Hash.F8:Hash.F8 Hash.F9:Hash.F19 Hash.D9:Hash.D19 Hash.G8:Hash.G8 Hash.G9:Hash.G19 Hash.D9:Hash.D19 Hash.I8:Hash.I8 Hash.I9:Hash.I19 Hash.D9:Hash.D19 Hash.J8:Hash.J8 Hash.J9:Hash.J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7"/>
        </table:table-row>
      </table:table>
      <table:table table:name="Linear" table:style-name="ta1" table:print="false">
        <table:table-column table:style-name="co1" table:default-cell-style-name="Default"/>
        <table:table-column table:style-name="co1" table:number-columns-repeated="7" table:default-cell-style-name="ce1"/>
        <table:table-column table:style-name="co3" table:default-cell-style-name="ce1"/>
        <table:table-column table:style-name="co1" table:default-cell-style-name="ce1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 table:number-columns-repeated="7"/>
          <table:table-cell office:value-type="string">
            <text:p>C0</text:p>
          </table:table-cell>
          <table:table-cell office:value-type="float" office:value="0.948735">
            <text:p>0.948735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C1</text:p>
          </table:table-cell>
          <table:table-cell table:style-name="ce2" office:value-type="float" office:value="-0.0000958066">
            <text:p>-9.58E-005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C2</text:p>
          </table:table-cell>
          <table:table-cell table:style-name="ce2" office:value-type="float" office:value="0.0000000337996">
            <text:p>3.38E-008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C</text:p>
          </table:table-cell>
          <table:table-cell table:style-name="ce2" office:value-type="float" office:value="0.00000004">
            <text:p>4.00E-008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O(LgN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formula="of:=[.D9]*[.D9]" office:value-type="float" office:value="100000000">
            <text:p>100000000</text:p>
          </table:table-cell>
          <table:table-cell office:value-type="float" office:value="3">
            <text:p>3</text:p>
          </table:table-cell>
          <table:table-cell table:formula="of:=[.$I$3] + [.$I$4] * [.D9] + [.$I$5] * [.E9]" office:value-type="float" office:value="3.370629">
            <text:p>3.370629</text:p>
          </table:table-cell>
          <table:table-cell table:formula="of:=[.G9]-[.F9]" office:value-type="float" office:value="0.370629000000001">
            <text:p>0.370629</text:p>
          </table:table-cell>
          <table:table-cell table:formula="of:=(LOG([.D9];2))*[.$I$6]" office:value-type="float" office:value="0.000000531508495181978">
            <text:p>5.31508495181978E-007</text:p>
          </table:table-cell>
          <table:table-cell table:formula="of:=[.G9] - [.I9]" office:value-type="float" office:value="3.37062846849151">
            <text:p>3.370628468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000">
            <text:p>11000</text:p>
          </table:table-cell>
          <table:table-cell table:formula="of:=[.D10]*[.D10]" office:value-type="float" office:value="121000000">
            <text:p>121000000</text:p>
          </table:table-cell>
          <table:table-cell office:value-type="float" office:value="4">
            <text:p>4</text:p>
          </table:table-cell>
          <table:table-cell table:formula="of:=[.$I$3] + [.$I$4] * [.D10] + [.$I$5] * [.E10]" office:value-type="float" office:value="3.984614">
            <text:p>3.984614</text:p>
          </table:table-cell>
          <table:table-cell table:formula="of:=[.G10]-[.F10]" office:value-type="float" office:value="-0.0153859999999995">
            <text:p>-0.015386</text:p>
          </table:table-cell>
          <table:table-cell table:formula="of:=(LOG([.D10];2))*[.$I$6]" office:value-type="float" office:value="0.000000537008636131976">
            <text:p>0.000000537</text:p>
          </table:table-cell>
          <table:table-cell table:formula="of:=[.G10] - [.I10]" office:value-type="float" office:value="3.98461346299136">
            <text:p>3.984613463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000">
            <text:p>12000</text:p>
          </table:table-cell>
          <table:table-cell table:formula="of:=[.D11]*[.D11]" office:value-type="float" office:value="144000000">
            <text:p>144000000</text:p>
          </table:table-cell>
          <table:table-cell office:value-type="float" office:value="5">
            <text:p>5</text:p>
          </table:table-cell>
          <table:table-cell table:formula="of:=[.$I$3] + [.$I$4] * [.D11] + [.$I$5] * [.E11]" office:value-type="float" office:value="4.6661982">
            <text:p>4.6661982</text:p>
          </table:table-cell>
          <table:table-cell table:formula="of:=[.G11]-[.F11]" office:value-type="float" office:value="-0.3338018">
            <text:p>-0.3338018</text:p>
          </table:table-cell>
          <table:table-cell table:formula="of:=(LOG([.D11];2))*[.$I$6]" office:value-type="float" office:value="0.00000054202987141533">
            <text:p>0.000000542</text:p>
          </table:table-cell>
          <table:table-cell table:formula="of:=[.G11] - [.I11]" office:value-type="float" office:value="4.66619765797013">
            <text:p>4.666197658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000">
            <text:p>13000</text:p>
          </table:table-cell>
          <table:table-cell table:formula="of:=[.D12]*[.D12]" office:value-type="float" office:value="169000000">
            <text:p>169000000</text:p>
          </table:table-cell>
          <table:table-cell office:value-type="float" office:value="6">
            <text:p>6</text:p>
          </table:table-cell>
          <table:table-cell table:formula="of:=[.$I$3] + [.$I$4] * [.D12] + [.$I$5] * [.E12]" office:value-type="float" office:value="5.4153816">
            <text:p>5.4153816</text:p>
          </table:table-cell>
          <table:table-cell table:formula="of:=[.G12]-[.F12]" office:value-type="float" office:value="-0.584618399999999">
            <text:p>-0.5846184</text:p>
          </table:table-cell>
          <table:table-cell table:formula="of:=(LOG([.D12];2))*[.$I$6]" office:value-type="float" office:value="0.000000546648960112127">
            <text:p>5.46648960112127E-007</text:p>
          </table:table-cell>
          <table:table-cell table:formula="of:=[.G12] - [.I12]" office:value-type="float" office:value="5.41538105335104">
            <text:p>5.415381053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000">
            <text:p>14000</text:p>
          </table:table-cell>
          <table:table-cell table:formula="of:=[.D13]*[.D13]" office:value-type="float" office:value="196000000">
            <text:p>196000000</text:p>
          </table:table-cell>
          <table:table-cell office:value-type="float" office:value="6">
            <text:p>6</text:p>
          </table:table-cell>
          <table:table-cell table:formula="of:=[.$I$3] + [.$I$4] * [.D13] + [.$I$5] * [.E13]" office:value-type="float" office:value="6.2321642">
            <text:p>6.2321642</text:p>
          </table:table-cell>
          <table:table-cell table:formula="of:=[.G13]-[.F13]" office:value-type="float" office:value="0.232164200000001">
            <text:p>0.2321642</text:p>
          </table:table-cell>
          <table:table-cell table:formula="of:=(LOG([.D13];2))*[.$I$6]" office:value-type="float" office:value="0.000000550925568268788">
            <text:p>5.50925568268788E-007</text:p>
          </table:table-cell>
          <table:table-cell table:formula="of:=[.G13] - [.I13]" office:value-type="float" office:value="6.23216364907443">
            <text:p>6.232163649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table:formula="of:=[.D14]*[.D14]" office:value-type="float" office:value="225000000">
            <text:p>225000000</text:p>
          </table:table-cell>
          <table:table-cell office:value-type="float" office:value="7">
            <text:p>7</text:p>
          </table:table-cell>
          <table:table-cell table:formula="of:=[.$I$3] + [.$I$4] * [.D14] + [.$I$5] * [.E14]" office:value-type="float" office:value="7.116546">
            <text:p>7.116546</text:p>
          </table:table-cell>
          <table:table-cell table:formula="of:=[.G14]-[.F14]" office:value-type="float" office:value="0.116546">
            <text:p>0.116546</text:p>
          </table:table-cell>
          <table:table-cell table:formula="of:=(LOG([.D14];2))*[.$I$6]" office:value-type="float" office:value="0.000000554906995210824">
            <text:p>5.54906995210824E-007</text:p>
          </table:table-cell>
          <table:table-cell table:formula="of:=[.G14] - [.I14]" office:value-type="float" office:value="7.11654544509301">
            <text:p>7.1165454451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000">
            <text:p>16000</text:p>
          </table:table-cell>
          <table:table-cell table:formula="of:=[.D15]*[.D15]" office:value-type="float" office:value="256000000">
            <text:p>256000000</text:p>
          </table:table-cell>
          <table:table-cell office:value-type="float" office:value="8">
            <text:p>8</text:p>
          </table:table-cell>
          <table:table-cell table:formula="of:=[.$I$3] + [.$I$4] * [.D15] + [.$I$5] * [.E15]" office:value-type="float" office:value="8.068527">
            <text:p>8.068527</text:p>
          </table:table-cell>
          <table:table-cell table:formula="of:=[.G15]-[.F15]" office:value-type="float" office:value="0.0685270000000013">
            <text:p>0.068527</text:p>
          </table:table-cell>
          <table:table-cell table:formula="of:=(LOG([.D15];2))*[.$I$6]" office:value-type="float" office:value="0.000000558631371386484">
            <text:p>5.58631371386484E-007</text:p>
          </table:table-cell>
          <table:table-cell table:formula="of:=[.G15] - [.I15]" office:value-type="float" office:value="8.06852644136863">
            <text:p>8.068526441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000">
            <text:p>17000</text:p>
          </table:table-cell>
          <table:table-cell table:formula="of:=[.D16]*[.D16]" office:value-type="float" office:value="289000000">
            <text:p>289000000</text:p>
          </table:table-cell>
          <table:table-cell office:value-type="float" office:value="9">
            <text:p>9</text:p>
          </table:table-cell>
          <table:table-cell table:formula="of:=[.$I$3] + [.$I$4] * [.D16] + [.$I$5] * [.E16]" office:value-type="float" office:value="9.0881072">
            <text:p>9.0881072</text:p>
          </table:table-cell>
          <table:table-cell table:formula="of:=[.G16]-[.F16]" office:value-type="float" office:value="0.0881072000000014">
            <text:p>0.0881072</text:p>
          </table:table-cell>
          <table:table-cell table:formula="of:=(LOG([.D16];2))*[.$I$6]" office:value-type="float" office:value="0.000000562129885036497">
            <text:p>5.62129885036497E-007</text:p>
          </table:table-cell>
          <table:table-cell table:formula="of:=[.G16] - [.I16]" office:value-type="float" office:value="9.08810663787012">
            <text:p>9.0881066379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000">
            <text:p>18000</text:p>
          </table:table-cell>
          <table:table-cell table:formula="of:=[.D17]*[.D17]" office:value-type="float" office:value="324000000">
            <text:p>324000000</text:p>
          </table:table-cell>
          <table:table-cell office:value-type="float" office:value="10">
            <text:p>10</text:p>
          </table:table-cell>
          <table:table-cell table:formula="of:=[.$I$3] + [.$I$4] * [.D17] + [.$I$5] * [.E17]" office:value-type="float" office:value="10.1752866">
            <text:p>10.1752866</text:p>
          </table:table-cell>
          <table:table-cell table:formula="of:=[.G17]-[.F17]" office:value-type="float" office:value="0.1752866">
            <text:p>0.1752866</text:p>
          </table:table-cell>
          <table:table-cell table:formula="of:=(LOG([.D17];2))*[.$I$6]" office:value-type="float" office:value="0.000000565428371444176">
            <text:p>5.65428371444176E-007</text:p>
          </table:table-cell>
          <table:table-cell table:formula="of:=[.G17] - [.I17]" office:value-type="float" office:value="10.1752860345716">
            <text:p>10.1752860346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000">
            <text:p>19000</text:p>
          </table:table-cell>
          <table:table-cell table:formula="of:=[.D18]*[.D18]" office:value-type="float" office:value="361000000">
            <text:p>361000000</text:p>
          </table:table-cell>
          <table:table-cell office:value-type="float" office:value="11">
            <text:p>11</text:p>
          </table:table-cell>
          <table:table-cell table:formula="of:=[.$I$3] + [.$I$4] * [.D18] + [.$I$5] * [.E18]" office:value-type="float" office:value="11.3300652">
            <text:p>11.3300652</text:p>
          </table:table-cell>
          <table:table-cell table:formula="of:=[.G18]-[.F18]" office:value-type="float" office:value="0.3300652">
            <text:p>0.3300652</text:p>
          </table:table-cell>
          <table:table-cell table:formula="of:=(LOG([.D18];2))*[.$I$6]" office:value-type="float" office:value="0.000000568548471924227">
            <text:p>5.68548471924227E-007</text:p>
          </table:table-cell>
          <table:table-cell table:formula="of:=[.G18] - [.I18]" office:value-type="float" office:value="11.3300646314515">
            <text:p>11.3300646315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table:formula="of:=[.D19]*[.D19]" office:value-type="float" office:value="400000000">
            <text:p>400000000</text:p>
          </table:table-cell>
          <table:table-cell office:value-type="float" office:value="13">
            <text:p>13</text:p>
          </table:table-cell>
          <table:table-cell table:formula="of:=[.$I$3] + [.$I$4] * [.D19] + [.$I$5] * [.E19]" office:value-type="float" office:value="12.552443">
            <text:p>12.552443</text:p>
          </table:table-cell>
          <table:table-cell table:formula="of:=[.G19]-[.F19]" office:value-type="float" office:value="-0.447556999999998">
            <text:p>-0.447557</text:p>
          </table:table-cell>
          <table:table-cell table:formula="of:=(LOG([.D19];2))*[.$I$6]" office:value-type="float" office:value="0.000000571508495181978">
            <text:p>5.71508495181978E-007</text:p>
          </table:table-cell>
          <table:table-cell table:formula="of:=[.G19] - [.I19]" office:value-type="float" office:value="12.5524424284915">
            <text:p>12.5524424285</text:p>
          </table:table-cell>
        </table:table-row>
        <table:table-row table:style-name="ro2" table:number-rows-repeated="3">
          <table:table-cell/>
          <table:table-cell table:style-name="Default" table:number-columns-repeated="9"/>
        </table:table-row>
        <table:table-row table:style-name="ro2">
          <table:table-cell/>
          <table:table-cell table:style-name="Default"/>
          <table:table-cell table:style-name="Default">
            <draw:frame table:end-cell-address="Linear.J43" table:end-x="0.1154in" table:end-y="0.026in" draw:z-index="0" draw:style-name="gr1" draw:text-style-name="P1" svg:width="6.4398in" svg:height="3.5429in" svg:x="0.0398in" svg:y="0.0394in">
              <draw:object draw:notify-on-update-of-ranges="Linear.D9:Linear.D19 Linear.F8:Linear.F8 Linear.F9:Linear.F19 Linear.D9:Linear.D19 Linear.G8:Linear.G8 Linear.G9:Linear.G19 Linear.D9:Linear.D19 Linear.I8:Linear.I8 Linear.I9:Linear.I19 Linear.D9:Linear.D19 Linear.J8:Linear.J8 Linear.J9:Linear.J1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7"/>
        </table:table-row>
      </table:table>
      <table:table table:name="Binary" table:style-name="ta1" table:print="false">
        <table:table-column table:style-name="co1" table:number-columns-repeated="8" table:default-cell-style-name="ce1"/>
        <table:table-column table:style-name="co4" table:default-cell-style-name="ce1"/>
        <table:table-column table:style-name="co1" table:number-columns-repeated="1015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C0</text:p>
          </table:table-cell>
          <table:table-cell office:value-type="float" office:value="-4.57799">
            <text:p>-4.57799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C1</text:p>
          </table:table-cell>
          <table:table-cell table:style-name="ce2" office:value-type="float" office:value="0.00000985301">
            <text:p>9.85E-006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C2</text:p>
          </table:table-cell>
          <table:table-cell table:style-name="ce2" office:value-type="float" office:value="-0.00000000000198131">
            <text:p>-1.98E-012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C</text:p>
          </table:table-cell>
          <table:table-cell table:style-name="ce2" office:value-type="float" office:value="-0.000000000002">
            <text:p>-2.00E-012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O(N)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f(n)</text:p>
          </table:table-cell>
          <table:table-cell office:value-type="string">
            <text:p>f'(n)</text:p>
          </table:table-cell>
          <table:table-cell office:value-type="string">
            <text:p>Error</text:p>
          </table:table-cell>
          <table:table-cell office:value-type="string">
            <text:p>BigO</text:p>
          </table:table-cell>
          <table:table-cell office:value-type="string">
            <text:p>Difference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table:formula="of:=[.D9]*[.D9]" office:value-type="float" office:value="1000000000000">
            <text:p>1000000000000</text:p>
          </table:table-cell>
          <table:table-cell office:value-type="float" office:value="3">
            <text:p>3</text:p>
          </table:table-cell>
          <table:table-cell table:formula="of:=[.$I$3] + [.$I$4] * [.D9] + [.$I$5] * [.E9]" office:value-type="float" office:value="3.29371">
            <text:p>3.29371</text:p>
          </table:table-cell>
          <table:table-cell table:formula="of:=[.G9]-[.F9]" office:value-type="float" office:value="0.293709999999999">
            <text:p>0.29371</text:p>
          </table:table-cell>
          <table:table-cell table:formula="of:=[.D9]*[.$I$6]" office:value-type="float" office:value="-0.000002">
            <text:p>-0.000002</text:p>
          </table:table-cell>
          <table:table-cell table:formula="of:=[.G9] - [.I9]" office:value-type="float" office:value="3.293712">
            <text:p>3.2937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00000">
            <text:p>1100000</text:p>
          </table:table-cell>
          <table:table-cell table:formula="of:=[.D10]*[.D10]" office:value-type="float" office:value="1210000000000">
            <text:p>1210000000000</text:p>
          </table:table-cell>
          <table:table-cell office:value-type="float" office:value="4">
            <text:p>4</text:p>
          </table:table-cell>
          <table:table-cell table:formula="of:=[.$I$3] + [.$I$4] * [.D10] + [.$I$5] * [.E10]" office:value-type="float" office:value="3.8629359">
            <text:p>3.8629359</text:p>
          </table:table-cell>
          <table:table-cell table:formula="of:=[.G10]-[.F10]" office:value-type="float" office:value="-0.137064100000001">
            <text:p>-0.1370641</text:p>
          </table:table-cell>
          <table:table-cell table:formula="of:=[.D10]*[.$I$6]" office:value-type="float" office:value="-0.0000022">
            <text:p>-0.0000022</text:p>
          </table:table-cell>
          <table:table-cell table:formula="of:=[.G10] - [.I10]" office:value-type="float" office:value="3.8629381">
            <text:p>3.862938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00000">
            <text:p>1200000</text:p>
          </table:table-cell>
          <table:table-cell table:formula="of:=[.D11]*[.D11]" office:value-type="float" office:value="1440000000000">
            <text:p>1440000000000</text:p>
          </table:table-cell>
          <table:table-cell office:value-type="float" office:value="5">
            <text:p>5</text:p>
          </table:table-cell>
          <table:table-cell table:formula="of:=[.$I$3] + [.$I$4] * [.D11] + [.$I$5] * [.E11]" office:value-type="float" office:value="4.3925356">
            <text:p>4.3925356</text:p>
          </table:table-cell>
          <table:table-cell table:formula="of:=[.G11]-[.F11]" office:value-type="float" office:value="-0.607464400000001">
            <text:p>-0.6074644</text:p>
          </table:table-cell>
          <table:table-cell table:formula="of:=[.D11]*[.$I$6]" office:value-type="float" office:value="-0.0000024">
            <text:p>-0.0000024</text:p>
          </table:table-cell>
          <table:table-cell table:formula="of:=[.G11] - [.I11]" office:value-type="float" office:value="4.392538">
            <text:p>4.39253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00000">
            <text:p>1300000</text:p>
          </table:table-cell>
          <table:table-cell table:formula="of:=[.D12]*[.D12]" office:value-type="float" office:value="1690000000000">
            <text:p>1690000000000</text:p>
          </table:table-cell>
          <table:table-cell office:value-type="float" office:value="5">
            <text:p>5</text:p>
          </table:table-cell>
          <table:table-cell table:formula="of:=[.$I$3] + [.$I$4] * [.D12] + [.$I$5] * [.E12]" office:value-type="float" office:value="4.8825091">
            <text:p>4.8825091</text:p>
          </table:table-cell>
          <table:table-cell table:formula="of:=[.G12]-[.F12]" office:value-type="float" office:value="-0.117490900000002">
            <text:p>-0.1174909</text:p>
          </table:table-cell>
          <table:table-cell table:formula="of:=[.D12]*[.$I$6]" office:value-type="float" office:value="-0.0000026">
            <text:p>-0.0000026</text:p>
          </table:table-cell>
          <table:table-cell table:formula="of:=[.G12] - [.I12]" office:value-type="float" office:value="4.8825117">
            <text:p>4.88251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00000">
            <text:p>1400000</text:p>
          </table:table-cell>
          <table:table-cell table:formula="of:=[.D13]*[.D13]" office:value-type="float" office:value="1960000000000">
            <text:p>1960000000000</text:p>
          </table:table-cell>
          <table:table-cell office:value-type="float" office:value="5">
            <text:p>5</text:p>
          </table:table-cell>
          <table:table-cell table:formula="of:=[.$I$3] + [.$I$4] * [.D13] + [.$I$5] * [.E13]" office:value-type="float" office:value="5.3328564">
            <text:p>5.3328564</text:p>
          </table:table-cell>
          <table:table-cell table:formula="of:=[.G13]-[.F13]" office:value-type="float" office:value="0.332856399999999">
            <text:p>0.3328564</text:p>
          </table:table-cell>
          <table:table-cell table:formula="of:=[.D13]*[.$I$6]" office:value-type="float" office:value="-0.0000028">
            <text:p>-0.0000028</text:p>
          </table:table-cell>
          <table:table-cell table:formula="of:=[.G13] - [.I13]" office:value-type="float" office:value="5.3328592">
            <text:p>5.332859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00000">
            <text:p>1500000</text:p>
          </table:table-cell>
          <table:table-cell table:formula="of:=[.D14]*[.D14]" office:value-type="float" office:value="2250000000000">
            <text:p>2250000000000</text:p>
          </table:table-cell>
          <table:table-cell office:value-type="float" office:value="5">
            <text:p>5</text:p>
          </table:table-cell>
          <table:table-cell table:formula="of:=[.$I$3] + [.$I$4] * [.D14] + [.$I$5] * [.E14]" office:value-type="float" office:value="5.7435775">
            <text:p>5.7435775</text:p>
          </table:table-cell>
          <table:table-cell table:formula="of:=[.G14]-[.F14]" office:value-type="float" office:value="0.743577499999998">
            <text:p>0.7435775</text:p>
          </table:table-cell>
          <table:table-cell table:formula="of:=[.D14]*[.$I$6]" office:value-type="float" office:value="-0.000003">
            <text:p>-0.000003</text:p>
          </table:table-cell>
          <table:table-cell table:formula="of:=[.G14] - [.I14]" office:value-type="float" office:value="5.7435805">
            <text:p>5.74358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00000">
            <text:p>1600000</text:p>
          </table:table-cell>
          <table:table-cell table:formula="of:=[.D15]*[.D15]" office:value-type="float" office:value="2560000000000">
            <text:p>2560000000000</text:p>
          </table:table-cell>
          <table:table-cell office:value-type="float" office:value="6">
            <text:p>6</text:p>
          </table:table-cell>
          <table:table-cell table:formula="of:=[.$I$3] + [.$I$4] * [.D15] + [.$I$5] * [.E15]" office:value-type="float" office:value="6.1146724">
            <text:p>6.1146724</text:p>
          </table:table-cell>
          <table:table-cell table:formula="of:=[.G15]-[.F15]" office:value-type="float" office:value="0.1146724">
            <text:p>0.1146724</text:p>
          </table:table-cell>
          <table:table-cell table:formula="of:=[.D15]*[.$I$6]" office:value-type="float" office:value="-0.0000032">
            <text:p>-0.0000032</text:p>
          </table:table-cell>
          <table:table-cell table:formula="of:=[.G15] - [.I15]" office:value-type="float" office:value="6.1146756">
            <text:p>6.114675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00000">
            <text:p>1700000</text:p>
          </table:table-cell>
          <table:table-cell table:formula="of:=[.D16]*[.D16]" office:value-type="float" office:value="2890000000000">
            <text:p>2890000000000</text:p>
          </table:table-cell>
          <table:table-cell office:value-type="float" office:value="7">
            <text:p>7</text:p>
          </table:table-cell>
          <table:table-cell table:formula="of:=[.$I$3] + [.$I$4] * [.D16] + [.$I$5] * [.E16]" office:value-type="float" office:value="6.4461411">
            <text:p>6.4461411</text:p>
          </table:table-cell>
          <table:table-cell table:formula="of:=[.G16]-[.F16]" office:value-type="float" office:value="-0.553858900000001">
            <text:p>-0.5538589</text:p>
          </table:table-cell>
          <table:table-cell table:formula="of:=[.D16]*[.$I$6]" office:value-type="float" office:value="-0.0000034">
            <text:p>-0.0000034</text:p>
          </table:table-cell>
          <table:table-cell table:formula="of:=[.G16] - [.I16]" office:value-type="float" office:value="6.4461445">
            <text:p>6.446144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00000">
            <text:p>1800000</text:p>
          </table:table-cell>
          <table:table-cell table:formula="of:=[.D17]*[.D17]" office:value-type="float" office:value="3240000000000">
            <text:p>3240000000000</text:p>
          </table:table-cell>
          <table:table-cell office:value-type="float" office:value="7">
            <text:p>7</text:p>
          </table:table-cell>
          <table:table-cell table:formula="of:=[.$I$3] + [.$I$4] * [.D17] + [.$I$5] * [.E17]" office:value-type="float" office:value="6.7379836">
            <text:p>6.7379836</text:p>
          </table:table-cell>
          <table:table-cell table:formula="of:=[.G17]-[.F17]" office:value-type="float" office:value="-0.262016400000001">
            <text:p>-0.2620164</text:p>
          </table:table-cell>
          <table:table-cell table:formula="of:=[.D17]*[.$I$6]" office:value-type="float" office:value="-0.0000036">
            <text:p>-0.0000036</text:p>
          </table:table-cell>
          <table:table-cell table:formula="of:=[.G17] - [.I17]" office:value-type="float" office:value="6.7379872">
            <text:p>6.737987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00000">
            <text:p>1900000</text:p>
          </table:table-cell>
          <table:table-cell table:formula="of:=[.D18]*[.D18]" office:value-type="float" office:value="3610000000000">
            <text:p>3610000000000</text:p>
          </table:table-cell>
          <table:table-cell office:value-type="float" office:value="7">
            <text:p>7</text:p>
          </table:table-cell>
          <table:table-cell table:formula="of:=[.$I$3] + [.$I$4] * [.D18] + [.$I$5] * [.E18]" office:value-type="float" office:value="6.9901999">
            <text:p>6.9901999</text:p>
          </table:table-cell>
          <table:table-cell table:formula="of:=[.G18]-[.F18]" office:value-type="float" office:value="-0.00980010000000142">
            <text:p>-0.0098001</text:p>
          </table:table-cell>
          <table:table-cell table:formula="of:=[.D18]*[.$I$6]" office:value-type="float" office:value="-0.0000038">
            <text:p>-0.0000038</text:p>
          </table:table-cell>
          <table:table-cell table:formula="of:=[.G18] - [.I18]" office:value-type="float" office:value="6.9902037">
            <text:p>6.990203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table:formula="of:=[.D19]*[.D19]" office:value-type="float" office:value="4000000000000">
            <text:p>4000000000000</text:p>
          </table:table-cell>
          <table:table-cell office:value-type="float" office:value="7">
            <text:p>7</text:p>
          </table:table-cell>
          <table:table-cell table:formula="of:=[.$I$3] + [.$I$4] * [.D19] + [.$I$5] * [.E19]" office:value-type="float" office:value="7.20279">
            <text:p>7.20279</text:p>
          </table:table-cell>
          <table:table-cell table:formula="of:=[.G19]-[.F19]" office:value-type="float" office:value="0.202789999999998">
            <text:p>0.20279</text:p>
          </table:table-cell>
          <table:table-cell table:formula="of:=[.D19]*[.$I$6]" office:value-type="float" office:value="-0.000004">
            <text:p>-0.000004</text:p>
          </table:table-cell>
          <table:table-cell table:formula="of:=[.G19] - [.I19]" office:value-type="float" office:value="7.202794">
            <text:p>7.202794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Binary.J40" table:end-x="0.1154in" table:end-y="0.2059in" draw:z-index="0" draw:style-name="gr1" draw:text-style-name="P1" svg:width="6.4835in" svg:height="3.5429in" svg:x="0.0398in" svg:y="0.0394in">
              <draw:object draw:notify-on-update-of-ranges="Binary.D9:Binary.D19 Binary.F8:Binary.F8 Binary.F9:Binary.F19 Binary.D9:Binary.D19 Binary.G8:Binary.G8 Binary.G9:Binary.G19 Binary.D9:Binary.D19 Binary.I8:Binary.I8 Binary.I9:Binary.I19 Binary.D9:Binary.D19 Binary.J8:Binary.J8 Binary.J9:Binary.J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1">11/21/2023</text:date>, <text:time>23:5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Murillo</meta:initial-creator>
    <meta:creation-date>2023-11-21T23:09:22.54</meta:creation-date>
    <dc:date>2023-11-21T23:52:08.59</dc:date>
    <dc:creator>Eduardo Murillo</dc:creator>
    <meta:editing-duration>PT40M16S</meta:editing-duration>
    <meta:editing-cycles>13</meta:editing-cycles>
    <meta:generator>OpenOffice/4.1.14$Win32 OpenOffice.org_project/4114m1$Build-9811</meta:generator>
    <meta:document-statistic meta:table-count="3" meta:cell-count="3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69cm" svg:height="9cm" xlink:href=".." xlink:type="simple" chart:class="chart:scatter" chart:style-name="ch1">
        <chart:legend chart:legend-position="end" svg:x="13.617cm" svg:y="3.402cm" style:legend-expansion="high" chart:style-name="ch2"/>
        <chart:plot-area chart:style-name="ch3" table:cell-range-address="Binary.D9:Binary.D19 Binary.F8:Binary.G19 Binary.I8:Binary.J19" chart:data-source-has-labels="row" svg:x="0.779cm" svg:y="0.855cm" svg:width="12.18cm" svg:height="7.545cm">
          <chartooo:coordinate-region svg:x="1.335cm" svg:y="1.067cm" svg:width="10.974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inary.F9:Binary.F19" chart:label-cell-address="Binary.F8:Binary.F8" chart:class="chart:scatter">
            <chart:domain table:cell-range-address="Binary.D9:Binary.D19"/>
            <chart:data-point chart:repeated="11"/>
          </chart:series>
          <chart:series chart:style-name="ch7" chart:values-cell-range-address="Binary.G9:Binary.G19" chart:label-cell-address="Binary.G8:Binary.G8" chart:class="chart:scatter">
            <chart:data-point chart:repeated="11"/>
          </chart:series>
          <chart:series chart:style-name="ch8" chart:values-cell-range-address="Binary.I9:Binary.I19" chart:label-cell-address="Binary.I8:Binary.I8" chart:class="chart:scatter">
            <chart:data-point chart:repeated="11"/>
          </chart:series>
          <chart:series chart:style-name="ch9" chart:values-cell-range-address="Binary.J9:Binary.J19" chart:label-cell-address="Binary.J8:Binary.J8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Binary.F8:Binary.F8</svg:desc>
                </draw:g>
              </table:table-cell>
              <table:table-cell office:value-type="string">
                <text:p>f'(n)</text:p>
                <draw:g>
                  <svg:desc>Binary.G8:Binary.G8</svg:desc>
                </draw:g>
              </table:table-cell>
              <table:table-cell office:value-type="string">
                <text:p>BigO</text:p>
                <draw:g>
                  <svg:desc>Binary.I8:Binary.I8</svg:desc>
                </draw:g>
              </table:table-cell>
              <table:table-cell office:value-type="string">
                <text:p>Difference</text:p>
                <draw:g>
                  <svg:desc>Binary.J8:Binary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Binary.D9:Binary.D19</svg:desc>
                </draw:g>
              </table:table-cell>
              <table:table-cell office:value-type="float" office:value="3">
                <text:p>3</text:p>
                <draw:g>
                  <svg:desc>Binary.F9:Binary.F19</svg:desc>
                </draw:g>
              </table:table-cell>
              <table:table-cell office:value-type="float" office:value="3.29371">
                <text:p>3.29371</text:p>
                <draw:g>
                  <svg:desc>Binary.G9:Binary.G19</svg:desc>
                </draw:g>
              </table:table-cell>
              <table:table-cell office:value-type="float" office:value="-0.000002">
                <text:p>-0.000002</text:p>
                <draw:g>
                  <svg:desc>Binary.I9:Binary.I19</svg:desc>
                </draw:g>
              </table:table-cell>
              <table:table-cell office:value-type="float" office:value="3.293712">
                <text:p>3.293712</text:p>
                <draw:g>
                  <svg:desc>Binary.J9:Binary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000">
                <text:p>1100000</text:p>
              </table:table-cell>
              <table:table-cell office:value-type="float" office:value="4">
                <text:p>4</text:p>
              </table:table-cell>
              <table:table-cell office:value-type="float" office:value="3.8629359">
                <text:p>3.8629359</text:p>
              </table:table-cell>
              <table:table-cell office:value-type="float" office:value="-0.0000022">
                <text:p>-0.0000022</text:p>
              </table:table-cell>
              <table:table-cell office:value-type="float" office:value="3.8629381">
                <text:p>3.8629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0">
                <text:p>1200000</text:p>
              </table:table-cell>
              <table:table-cell office:value-type="float" office:value="5">
                <text:p>5</text:p>
              </table:table-cell>
              <table:table-cell office:value-type="float" office:value="4.3925356">
                <text:p>4.3925356</text:p>
              </table:table-cell>
              <table:table-cell office:value-type="float" office:value="-0.0000024">
                <text:p>-0.0000024</text:p>
              </table:table-cell>
              <table:table-cell office:value-type="float" office:value="4.392538">
                <text:p>4.392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00">
                <text:p>1300000</text:p>
              </table:table-cell>
              <table:table-cell office:value-type="float" office:value="5">
                <text:p>5</text:p>
              </table:table-cell>
              <table:table-cell office:value-type="float" office:value="4.8825091">
                <text:p>4.8825091</text:p>
              </table:table-cell>
              <table:table-cell office:value-type="float" office:value="-0.0000026">
                <text:p>-0.0000026</text:p>
              </table:table-cell>
              <table:table-cell office:value-type="float" office:value="4.8825117">
                <text:p>4.8825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000">
                <text:p>1400000</text:p>
              </table:table-cell>
              <table:table-cell office:value-type="float" office:value="5">
                <text:p>5</text:p>
              </table:table-cell>
              <table:table-cell office:value-type="float" office:value="5.3328564">
                <text:p>5.3328564</text:p>
              </table:table-cell>
              <table:table-cell office:value-type="float" office:value="-0.0000028">
                <text:p>-0.0000028</text:p>
              </table:table-cell>
              <table:table-cell office:value-type="float" office:value="5.3328592">
                <text:p>5.3328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0">
                <text:p>1500000</text:p>
              </table:table-cell>
              <table:table-cell office:value-type="float" office:value="5">
                <text:p>5</text:p>
              </table:table-cell>
              <table:table-cell office:value-type="float" office:value="5.7435775">
                <text:p>5.7435775</text:p>
              </table:table-cell>
              <table:table-cell office:value-type="float" office:value="-0.000003">
                <text:p>-0.000003</text:p>
              </table:table-cell>
              <table:table-cell office:value-type="float" office:value="5.7435805">
                <text:p>5.7435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0">
                <text:p>1600000</text:p>
              </table:table-cell>
              <table:table-cell office:value-type="float" office:value="6">
                <text:p>6</text:p>
              </table:table-cell>
              <table:table-cell office:value-type="float" office:value="6.1146724">
                <text:p>6.1146724</text:p>
              </table:table-cell>
              <table:table-cell office:value-type="float" office:value="-0.0000032">
                <text:p>-0.0000032</text:p>
              </table:table-cell>
              <table:table-cell office:value-type="float" office:value="6.1146756">
                <text:p>6.1146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000">
                <text:p>1700000</text:p>
              </table:table-cell>
              <table:table-cell office:value-type="float" office:value="7">
                <text:p>7</text:p>
              </table:table-cell>
              <table:table-cell office:value-type="float" office:value="6.4461411">
                <text:p>6.4461411</text:p>
              </table:table-cell>
              <table:table-cell office:value-type="float" office:value="-0.0000034">
                <text:p>-0.0000034</text:p>
              </table:table-cell>
              <table:table-cell office:value-type="float" office:value="6.4461445">
                <text:p>6.4461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0">
                <text:p>1800000</text:p>
              </table:table-cell>
              <table:table-cell office:value-type="float" office:value="7">
                <text:p>7</text:p>
              </table:table-cell>
              <table:table-cell office:value-type="float" office:value="6.7379836">
                <text:p>6.7379836</text:p>
              </table:table-cell>
              <table:table-cell office:value-type="float" office:value="-0.0000036">
                <text:p>-0.0000036</text:p>
              </table:table-cell>
              <table:table-cell office:value-type="float" office:value="6.7379872">
                <text:p>6.7379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00">
                <text:p>1900000</text:p>
              </table:table-cell>
              <table:table-cell office:value-type="float" office:value="7">
                <text:p>7</text:p>
              </table:table-cell>
              <table:table-cell office:value-type="float" office:value="6.9901999">
                <text:p>6.9901999</text:p>
              </table:table-cell>
              <table:table-cell office:value-type="float" office:value="-0.0000038">
                <text:p>-0.0000038</text:p>
              </table:table-cell>
              <table:table-cell office:value-type="float" office:value="6.9902037">
                <text:p>6.9902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0">
                <text:p>2000000</text:p>
              </table:table-cell>
              <table:table-cell office:value-type="float" office:value="7">
                <text:p>7</text:p>
              </table:table-cell>
              <table:table-cell office:value-type="float" office:value="7.20279">
                <text:p>7.20279</text:p>
              </table:table-cell>
              <table:table-cell office:value-type="float" office:value="-0.000004">
                <text:p>-0.000004</text:p>
              </table:table-cell>
              <table:table-cell office:value-type="float" office:value="7.202794">
                <text:p>7.202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58cm" svg:height="9cm" xlink:href=".." xlink:type="simple" chart:class="chart:scatter" chart:style-name="ch1">
        <chart:legend chart:legend-position="end" svg:x="14.206cm" svg:y="3.402cm" style:legend-expansion="high" chart:style-name="ch2"/>
        <chart:plot-area chart:style-name="ch3" table:cell-range-address="Hash.D9:Hash.D19 Hash.F8:Hash.G19 Hash.I8:Hash.J19" chart:data-source-has-labels="row" svg:x="0.791cm" svg:y="0.855cm" svg:width="12.733cm" svg:height="7.545cm">
          <chartooo:coordinate-region svg:x="1.412cm" svg:y="1.067cm" svg:width="11.647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ash.F9:Hash.F19" chart:label-cell-address="Hash.F8:Hash.F8" chart:class="chart:scatter">
            <chart:domain table:cell-range-address="Hash.D9:Hash.D19"/>
            <chart:data-point chart:repeated="11"/>
          </chart:series>
          <chart:series chart:style-name="ch7" chart:values-cell-range-address="Hash.G9:Hash.G19" chart:label-cell-address="Hash.G8:Hash.G8" chart:class="chart:scatter">
            <chart:data-point chart:repeated="11"/>
          </chart:series>
          <chart:series chart:style-name="ch8" chart:values-cell-range-address="Hash.I9:Hash.I19" chart:label-cell-address="Hash.I8:Hash.I8" chart:class="chart:scatter">
            <chart:data-point chart:repeated="11"/>
          </chart:series>
          <chart:series chart:style-name="ch9" chart:values-cell-range-address="Hash.J9:Hash.J19" chart:label-cell-address="Hash.J8:Hash.J8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Hash.F8:Hash.F8</svg:desc>
                </draw:g>
              </table:table-cell>
              <table:table-cell office:value-type="string">
                <text:p>f'(n)</text:p>
                <draw:g>
                  <svg:desc>Hash.G8:Hash.G8</svg:desc>
                </draw:g>
              </table:table-cell>
              <table:table-cell office:value-type="string">
                <text:p>BigO</text:p>
                <draw:g>
                  <svg:desc>Hash.I8:Hash.I8</svg:desc>
                </draw:g>
              </table:table-cell>
              <table:table-cell office:value-type="string">
                <text:p>Difference</text:p>
                <draw:g>
                  <svg:desc>Hash.J8:Hash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Hash.D9:Hash.D19</svg:desc>
                </draw:g>
              </table:table-cell>
              <table:table-cell office:value-type="float" office:value="1">
                <text:p>1</text:p>
                <draw:g>
                  <svg:desc>Hash.F9:Hash.F19</svg:desc>
                </draw:g>
              </table:table-cell>
              <table:table-cell office:value-type="float" office:value="0.999998">
                <text:p>0.999998</text:p>
                <draw:g>
                  <svg:desc>Hash.G9:Hash.G19</svg:desc>
                </draw:g>
              </table:table-cell>
              <table:table-cell office:value-type="float" office:value="0.000000008">
                <text:p>0.000000008</text:p>
                <draw:g>
                  <svg:desc>Hash.I9:Hash.I19</svg:desc>
                </draw:g>
              </table:table-cell>
              <table:table-cell office:value-type="float" office:value="0.999997992">
                <text:p>0.999997992</text:p>
                <draw:g>
                  <svg:desc>Hash.J9:Hash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1">
                <text:p>1</text:p>
              </table:table-cell>
              <table:table-cell office:value-type="float" office:value="0.9818155">
                <text:p>0.9818155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0.981815492">
                <text:p>0.981815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1">
                <text:p>1</text:p>
              </table:table-cell>
              <table:table-cell office:value-type="float" office:value="1.357572">
                <text:p>1.357572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1.357571992">
                <text:p>1.357571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2">
                <text:p>2</text:p>
              </table:table-cell>
              <table:table-cell office:value-type="float" office:value="2.1272675">
                <text:p>2.1272675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2.127267492">
                <text:p>2.127267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4">
                <text:p>4</text:p>
              </table:table-cell>
              <table:table-cell office:value-type="float" office:value="3.290902">
                <text:p>3.290902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3.290901992">
                <text:p>3.290901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">
                <text:p>35000</text:p>
              </table:table-cell>
              <table:table-cell office:value-type="float" office:value="5">
                <text:p>5</text:p>
              </table:table-cell>
              <table:table-cell office:value-type="float" office:value="4.8484755">
                <text:p>4.8484755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4.848475492">
                <text:p>4.848475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7">
                <text:p>7</text:p>
              </table:table-cell>
              <table:table-cell office:value-type="float" office:value="6.799988">
                <text:p>6.799988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6.799987992">
                <text:p>6.799987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">
                <text:p>45000</text:p>
              </table:table-cell>
              <table:table-cell office:value-type="float" office:value="9">
                <text:p>9</text:p>
              </table:table-cell>
              <table:table-cell office:value-type="float" office:value="9.1454395">
                <text:p>9.1454395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9.145439492">
                <text:p>9.145439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11">
                <text:p>11</text:p>
              </table:table-cell>
              <table:table-cell office:value-type="float" office:value="11.88483">
                <text:p>11.88483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11.884829992">
                <text:p>11.884829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">
                <text:p>55000</text:p>
              </table:table-cell>
              <table:table-cell office:value-type="float" office:value="15">
                <text:p>15</text:p>
              </table:table-cell>
              <table:table-cell office:value-type="float" office:value="15.0181595">
                <text:p>15.0181595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15.018159492">
                <text:p>15.018159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19">
                <text:p>19</text:p>
              </table:table-cell>
              <table:table-cell office:value-type="float" office:value="18.545428">
                <text:p>18.545428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18.545427992">
                <text:p>18.545427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58cm" svg:height="9cm" xlink:href=".." xlink:type="simple" chart:class="chart:scatter" chart:style-name="ch1">
        <chart:legend chart:legend-position="end" svg:x="13.506cm" svg:y="3.402cm" style:legend-expansion="high" chart:style-name="ch2"/>
        <chart:plot-area chart:style-name="ch3" table:cell-range-address="Linear.D9:Linear.D19 Linear.F8:Linear.G19 Linear.I8:Linear.J19" chart:data-source-has-labels="row" svg:x="0.777cm" svg:y="0.855cm" svg:width="12.075cm" svg:height="7.545cm">
          <chartooo:coordinate-region svg:x="1.398cm" svg:y="1.068cm" svg:width="10.989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near.F9:Linear.F19" chart:label-cell-address="Linear.F8:Linear.F8" chart:class="chart:scatter">
            <chart:domain table:cell-range-address="Linear.D9:Linear.D19"/>
            <chart:data-point chart:repeated="11"/>
          </chart:series>
          <chart:series chart:style-name="ch7" chart:values-cell-range-address="Linear.G9:Linear.G19" chart:label-cell-address="Linear.G8:Linear.G8" chart:class="chart:scatter">
            <chart:data-point chart:repeated="11"/>
          </chart:series>
          <chart:series chart:style-name="ch8" chart:values-cell-range-address="Linear.I9:Linear.I19" chart:label-cell-address="Linear.I8:Linear.I8" chart:class="chart:scatter">
            <chart:data-point chart:repeated="11"/>
          </chart:series>
          <chart:series chart:style-name="ch9" chart:values-cell-range-address="Linear.J9:Linear.J19" chart:label-cell-address="Linear.J8:Linear.J8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Linear.F8:Linear.F8</svg:desc>
                </draw:g>
              </table:table-cell>
              <table:table-cell office:value-type="string">
                <text:p>f'(n)</text:p>
                <draw:g>
                  <svg:desc>Linear.G8:Linear.G8</svg:desc>
                </draw:g>
              </table:table-cell>
              <table:table-cell office:value-type="string">
                <text:p>BigO</text:p>
                <draw:g>
                  <svg:desc>Linear.I8:Linear.I8</svg:desc>
                </draw:g>
              </table:table-cell>
              <table:table-cell office:value-type="string">
                <text:p>Difference</text:p>
                <draw:g>
                  <svg:desc>Linear.J8:Linear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Linear.D9:Linear.D19</svg:desc>
                </draw:g>
              </table:table-cell>
              <table:table-cell office:value-type="float" office:value="3">
                <text:p>3</text:p>
                <draw:g>
                  <svg:desc>Linear.F9:Linear.F19</svg:desc>
                </draw:g>
              </table:table-cell>
              <table:table-cell office:value-type="float" office:value="3.370629">
                <text:p>3.370629</text:p>
                <draw:g>
                  <svg:desc>Linear.G9:Linear.G19</svg:desc>
                </draw:g>
              </table:table-cell>
              <table:table-cell office:value-type="float" office:value="0.000000531508495181978">
                <text:p>0.000000531508495181978</text:p>
                <draw:g>
                  <svg:desc>Linear.I9:Linear.I19</svg:desc>
                </draw:g>
              </table:table-cell>
              <table:table-cell office:value-type="float" office:value="3.37062846849151">
                <text:p>3.37062846849151</text:p>
                <draw:g>
                  <svg:desc>Linear.J9:Linear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0">
                <text:p>11000</text:p>
              </table:table-cell>
              <table:table-cell office:value-type="float" office:value="4">
                <text:p>4</text:p>
              </table:table-cell>
              <table:table-cell office:value-type="float" office:value="3.984614">
                <text:p>3.984614</text:p>
              </table:table-cell>
              <table:table-cell office:value-type="float" office:value="0.000000537008636131976">
                <text:p>0.000000537008636131976</text:p>
              </table:table-cell>
              <table:table-cell office:value-type="float" office:value="3.98461346299136">
                <text:p>3.98461346299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5">
                <text:p>5</text:p>
              </table:table-cell>
              <table:table-cell office:value-type="float" office:value="4.6661982">
                <text:p>4.6661982</text:p>
              </table:table-cell>
              <table:table-cell office:value-type="float" office:value="0.00000054202987141533">
                <text:p>0.00000054202987141533</text:p>
              </table:table-cell>
              <table:table-cell office:value-type="float" office:value="4.66619765797013">
                <text:p>4.66619765797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0">
                <text:p>13000</text:p>
              </table:table-cell>
              <table:table-cell office:value-type="float" office:value="6">
                <text:p>6</text:p>
              </table:table-cell>
              <table:table-cell office:value-type="float" office:value="5.4153816">
                <text:p>5.4153816</text:p>
              </table:table-cell>
              <table:table-cell office:value-type="float" office:value="0.000000546648960112127">
                <text:p>0.000000546648960112127</text:p>
              </table:table-cell>
              <table:table-cell office:value-type="float" office:value="5.41538105335104">
                <text:p>5.41538105335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0">
                <text:p>14000</text:p>
              </table:table-cell>
              <table:table-cell office:value-type="float" office:value="6">
                <text:p>6</text:p>
              </table:table-cell>
              <table:table-cell office:value-type="float" office:value="6.2321642">
                <text:p>6.2321642</text:p>
              </table:table-cell>
              <table:table-cell office:value-type="float" office:value="0.000000550925568268788">
                <text:p>0.000000550925568268788</text:p>
              </table:table-cell>
              <table:table-cell office:value-type="float" office:value="6.23216364907443">
                <text:p>6.23216364907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7">
                <text:p>7</text:p>
              </table:table-cell>
              <table:table-cell office:value-type="float" office:value="7.116546">
                <text:p>7.116546</text:p>
              </table:table-cell>
              <table:table-cell office:value-type="float" office:value="0.000000554906995210824">
                <text:p>0.000000554906995210824</text:p>
              </table:table-cell>
              <table:table-cell office:value-type="float" office:value="7.11654544509301">
                <text:p>7.11654544509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8">
                <text:p>8</text:p>
              </table:table-cell>
              <table:table-cell office:value-type="float" office:value="8.068527">
                <text:p>8.068527</text:p>
              </table:table-cell>
              <table:table-cell office:value-type="float" office:value="0.000000558631371386484">
                <text:p>0.000000558631371386484</text:p>
              </table:table-cell>
              <table:table-cell office:value-type="float" office:value="8.06852644136863">
                <text:p>8.06852644136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0">
                <text:p>17000</text:p>
              </table:table-cell>
              <table:table-cell office:value-type="float" office:value="9">
                <text:p>9</text:p>
              </table:table-cell>
              <table:table-cell office:value-type="float" office:value="9.0881072">
                <text:p>9.0881072</text:p>
              </table:table-cell>
              <table:table-cell office:value-type="float" office:value="0.000000562129885036497">
                <text:p>0.000000562129885036497</text:p>
              </table:table-cell>
              <table:table-cell office:value-type="float" office:value="9.08810663787012">
                <text:p>9.08810663787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">
                <text:p>18000</text:p>
              </table:table-cell>
              <table:table-cell office:value-type="float" office:value="10">
                <text:p>10</text:p>
              </table:table-cell>
              <table:table-cell office:value-type="float" office:value="10.1752866">
                <text:p>10.1752866</text:p>
              </table:table-cell>
              <table:table-cell office:value-type="float" office:value="0.000000565428371444176">
                <text:p>0.000000565428371444176</text:p>
              </table:table-cell>
              <table:table-cell office:value-type="float" office:value="10.1752860345716">
                <text:p>10.1752860345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0">
                <text:p>19000</text:p>
              </table:table-cell>
              <table:table-cell office:value-type="float" office:value="11">
                <text:p>11</text:p>
              </table:table-cell>
              <table:table-cell office:value-type="float" office:value="11.3300652">
                <text:p>11.3300652</text:p>
              </table:table-cell>
              <table:table-cell office:value-type="float" office:value="0.000000568548471924227">
                <text:p>0.000000568548471924227</text:p>
              </table:table-cell>
              <table:table-cell office:value-type="float" office:value="11.3300646314515">
                <text:p>11.3300646314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13">
                <text:p>13</text:p>
              </table:table-cell>
              <table:table-cell office:value-type="float" office:value="12.552443">
                <text:p>12.552443</text:p>
              </table:table-cell>
              <table:table-cell office:value-type="float" office:value="0.000000571508495181978">
                <text:p>0.000000571508495181978</text:p>
              </table:table-cell>
              <table:table-cell office:value-type="float" office:value="12.5524424284915">
                <text:p>12.55244242849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